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3" style:family="paragraph" style:parent-style-name="Standard" style:list-style-name="">
      <style:paragraph-properties style:text-autospace="none"/>
    </style:style>
    <style:style style:name="T1" style:family="text"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T2" style:family="text"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T3" style:family="text">
      <style:text-properties fo:language="en" fo:country="US"/>
    </style:style>
    <style:style style:name="T4" style:family="text">
      <style:text-properties fo:font-size="10.5pt" fo:font-style="italic" style:font-size-asian="10.5pt" style:font-style-asian="italic" style:font-size-complex="10.5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reference-mark-start text:name="ZOTERO_ITEM {&quot;citationItems&quot;:[{&quot;uri&quot;:[&quot;http://zotero.org/users/29527/items/67AJ5XU8&quot;]}]} RND9b3METGsN6"/>(Shapin 1984)<text:reference-mark-end text:name="ZOTERO_ITEM {&quot;citationItems&quot;:[{&quot;uri&quot;:[&quot;http://zotero.org/users/29527/items/67AJ5XU8&quot;]}]} RND9b3METGsN6"/></text:p>
      <text:p text:style-name="Standard"/>
      <text:p text:style-name="P2">The popularization of science is usually</text:p>
      <text:p text:style-name="P2">understood as the extension of experience from the few to the</text:p>
      <text:p text:style-name="P2">many. I argue here that one of the major resources for generating</text:p>
      <text:p text:style-name="P2">and validating items of knowledge within the scientific community</text:p>
      <text:p text:style-name="P2">under study was this same extension of experience from the few to</text:p>
      <text:p text:style-name="P3"><text:span text:style-name="T1">the many: the creation of a scientific public. </text:span><text:span text:style-name="T2">481</text:span></text:p>
      <text:p text:style-name="P3"><text:span text:style-name="T2"/></text:p>
      <text:p text:style-name="P1"><text:span text:style-name="T3">There was not, nor</text:span></text:p>
      <text:p text:style-name="P2">can there be, any such thing as a report which notes all</text:p>
      <text:p text:style-name="P1">circumstances which might affect an experiment.<text:span text:style-name="T3"> Circumstantial,</text:span></text:p>
      <text:p text:style-name="P2">or stylized, accounts do not, therefore, exist as pure forms but as</text:p>
      <text:p text:style-name="P2">publicly acknowledged moves towards or away from the reporting</text:p>
      <text:p text:style-name="P3"><text:span text:style-name="T1">of contingencies. </text:span><text:span text:style-name="T2">494</text:span></text:p>
      <text:p text:style-name="P3"><text:span text:style-name="T2"/></text:p>
      <text:p text:style-name="P1"><text:span text:style-name="T3">Matters of fact were to</text:span></text:p>
      <text:p text:style-name="P2">be produced in a public space: a particular space in which</text:p>
      <text:p text:style-name="P2">experiments were collectively performed and directly witnessed and</text:p>
      <text:p text:style-name="P3"><text:span text:style-name="T1">an abstract space constituted through virtual witnessing.</text:span><text:span text:style-name="T2"> 497</text:span></text:p>
      <text:p text:style-name="P3"><text:span text:style-name="T2"/></text:p>
      <text:p text:style-name="P1"><text:span text:style-name="T3">The Royal Society advertised itself as a 'union of eyes, and hands';</text:span></text:p>
      <text:p text:style-name="P2">the space in which it produced its experimental knowledge was</text:p>
      <text:p text:style-name="P2">stipulated to be a <text:span text:style-name="T4">public space. </text:span>It was public in a very precisely</text:p>
      <text:p text:style-name="P2">defined and very rigorously policed sense: not everyone could come</text:p>
      <text:p text:style-name="P2">in; not everyone's testimony was of equal worth; not everyone was</text:p>
      <text:p text:style-name="P3"><text:span text:style-name="T1">equally able to influence the official voice of the institution.</text:span><text:span text:style-name="T2"> 508</text:span></text:p>
      <text:p text:style-name="P3"><text:span text:style-name="T2"/></text:p>
      <text:p text:style-name="P1"><text:span text:style-name="T3">The literary technology of</text:span></text:p>
      <text:p text:style-name="P2">virtual witnessing supplemented the public space of the laboratory</text:p>
      <text:p text:style-name="P3"><text:span text:style-name="T1">by extending a valid witnessing experience to all readers of the text.</text:span><text:span text:style-name="T2"> 509</text:span></text:p>
      <text:p text:style-name="P3"><text:span text:style-name="T2"/></text:p>
      <text:p text:style-name="P1"><text:span text:style-name="T3">Trust and assent had to be won from a</text:span></text:p>
      <text:p text:style-name="P3"><text:span text:style-name="T1">public that might crucially deny trust and assent.</text:span><text:span text:style-name="T2"> 51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bm </meta:initial-creator>
    <meta:creation-date>2009-10-30T15:22:59.72</meta:creation-date>
    <dc:date>2009-10-30T15:27:24.99</dc:date>
    <dc:creator>abm </dc:creator>
    <meta:editing-duration>PT00H04M24S</meta:editing-duration>
    <meta:editing-cycles>2</meta:editing-cycles>
    <meta:generator>OpenOffice.org/3.1$Win32 OpenOffice.org_project/310m11$Build-9399</meta:generator>
    <meta:document-statistic meta:table-count="0" meta:image-count="0" meta:object-count="0" meta:page-count="1" meta:paragraph-count="28" meta:word-count="251" meta:character-count="1505"/>
    <meta:user-defined meta:name="Info 1"/>
    <meta:user-defined meta:name="Info 2"/>
    <meta:user-defined meta:name="Info 3"/>
    <meta:user-defined meta:name="Info 4"/>
    <meta:user-defined meta:name="ZOTERO_PREF_1">&lt;data&gt;&lt;session id="FXG1he4E"/&gt;&lt;style id="http://www.zotero.org/styles/harvard1" hasBibliography="0"/&gt;&lt;prefs&gt;&lt;pref name="fieldType" value="ReferenceMark"/&gt;&lt;pref name="noteType" value="0"/&gt;&lt;/prefs&gt;&lt;/data&gt;</meta:user-defined>
  </office:meta>
</office:document-meta>
</file>